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3"/>
          <table:table-cell table:formula="of:=-LOG(0.25)/LOG(2)"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i conjointe (hypothèse de X et Y indep)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X,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15" calcext:value-type="float">
            <text:p>0.15</text:p>
          </table:table-cell>
          <table:table-cell table:style-name="ce2" table:formula="of:=SUM([.B9:.E9])" office:value-type="float" office:value="0.5" calcext:value-type="float">
            <text:p>0.5</text:p>
          </table:table-cell>
          <table:table-cell table:number-columns-repeated="2"/>
          <table:table-cell table:formula="of:=-[.F9]*(LOG([.F9])/LOG(2))" office:value-type="float" office:value="0.5" calcext:value-type="float">
            <text:p>0.5</text:p>
          </table:table-cell>
          <table:table-cell/>
          <table:table-cell table:formula="of:=-[.B13]*(LOG([.B13])/LOG(2))" office:value-type="float" office:value="0.332192809488736" calcext:value-type="float">
            <text:p>0.332192809488736</text:p>
          </table:table-cell>
          <table:table-cell/>
          <table:table-cell table:formula="of:=-([.B9]*LOG([.B9])+[.C9]*LOG([.C9])+[.D9]*LOG([.D9])+[.E9]*LOG([.E9]))/LOG(2)" office:value-type="float" office:value="1.42321967233551" calcext:value-type="float">
            <text:p>1.4232196723355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10:.E10])" office:value-type="float" office:value="0.1" calcext:value-type="float">
            <text:p>0.1</text:p>
          </table:table-cell>
          <table:table-cell table:number-columns-repeated="2"/>
          <table:table-cell table:formula="of:=-[.F10]*(LOG([.F10])/LOG(2))" office:value-type="float" office:value="0.332192809488736" calcext:value-type="float">
            <text:p>0.332192809488736</text:p>
          </table:table-cell>
          <table:table-cell/>
          <table:table-cell table:formula="of:=-[.C13]*(LOG([.C13])/LOG(2))" office:value-type="float" office:value="0.528771237954945" calcext:value-type="float">
            <text:p>0.528771237954945</text:p>
          </table:table-cell>
          <table:table-cell/>
          <table:table-cell table:formula="of:=-([.B10]*LOG([.B10])+[.C10]*LOG([.C10])+[.D10]*LOG([.D10])+[.E10]*LOG([.E10]))/LOG(2)" office:value-type="float" office:value="0.516836743955838" calcext:value-type="float">
            <text:p>0.5168367439558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11:.E11])" office:value-type="float" office:value="0.2" calcext:value-type="float">
            <text:p>0.2</text:p>
          </table:table-cell>
          <table:table-cell table:number-columns-repeated="2"/>
          <table:table-cell table:formula="of:=-[.F11]*(LOG([.F11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X)</text:p>
          </table:table-cell>
          <table:table-cell table:formula="of:=-[.D13]*(LOG([.D13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Y)</text:p>
          </table:table-cell>
          <table:table-cell table:formula="of:=-([.B11]*LOG([.B11])+[.C11]*LOG([.C11])+[.D11]*LOG([.D11])+[.E11]*LOG([.E11]))/LOG(2)" office:value-type="float" office:value="0.833673487911676" calcext:value-type="float">
            <text:p>0.833673487911676</text:p>
          </table:table-cell>
          <table:table-cell office:value-type="string" calcext:value-type="string">
            <text:p>H(X, Y)</text:p>
          </table:table-cell>
          <table:table-cell office:value-type="string" calcext:value-type="string">
            <text:p>I(X;Y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12:.E12])" office:value-type="float" office:value="0.2" calcext:value-type="float">
            <text:p>0.2</text:p>
          </table:table-cell>
          <table:table-cell table:number-columns-repeated="2"/>
          <table:table-cell table:formula="of:=-[.F12]*(LOG([.F12])/LOG(2))" office:value-type="float" office:value="0.464385618977473" calcext:value-type="float">
            <text:p>0.464385618977473</text:p>
          </table:table-cell>
          <table:table-cell table:style-name="ce7" table:formula="of:=SUM([.I9:.I12])" office:value-type="float" office:value="1.76096404744368" calcext:value-type="float">
            <text:p>1.76096404744368</text:p>
          </table:table-cell>
          <table:table-cell table:formula="of:=-[.E13]*(LOG([.E13])/LOG(2))" office:value-type="float" office:value="0.521089678249862" calcext:value-type="float">
            <text:p>0.521089678249862</text:p>
          </table:table-cell>
          <table:table-cell table:style-name="ce7" table:formula="of:=SUM([.K9:.K12])" office:value-type="float" office:value="1.84643934467102" calcext:value-type="float">
            <text:p>1.84643934467102</text:p>
          </table:table-cell>
          <table:table-cell table:formula="of:=-([.B12]*LOG([.B12])+[.C12]*LOG([.C12])+[.D12]*LOG([.D12])+[.E12]*LOG([.E12]))/LOG(2)" office:value-type="float" office:value="0.833673487911676" calcext:value-type="float">
            <text:p>0.833673487911676</text:p>
          </table:table-cell>
          <table:table-cell table:style-name="ce7" table:formula="of:=SUM([.M9:.M12])" office:value-type="float" office:value="3.6074033921147" calcext:value-type="float">
            <text:p>3.6074033921147</text:p>
          </table:table-cell>
          <table:table-cell table:style-name="ce7" table:formula="of:=[.J12]+[.L12]-[.N1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SUM([.B9:.B12])" office:value-type="float" office:value="0.1" calcext:value-type="float">
            <text:p>0.1</text:p>
          </table:table-cell>
          <table:table-cell table:style-name="ce1" table:formula="of:=SUM([.C9:.C12])" office:value-type="float" office:value="0.4" calcext:value-type="float">
            <text:p>0.4</text:p>
          </table:table-cell>
          <table:table-cell table:style-name="ce1" table:formula="of:=SUM([.D9:.D12])" office:value-type="float" office:value="0.2" calcext:value-type="float">
            <text:p>0.2</text:p>
          </table:table-cell>
          <table:table-cell table:style-name="ce1" table:formula="of:=SUM([.E9:.E12])" office:value-type="float" office:value="0.3" calcext:value-type="float">
            <text:p>0.3</text:p>
          </table:table-cell>
          <table:table-cell/>
          <table:table-cell table:formula="of:=SUM([.B13:.E1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UM([.F9:.F12])" office:value-type="float" office:value="1" calcext:value-type="float">
            <text:p>1</text:p>
          </table:table-cell>
          <table:table-cell table:formula="of:=SUM([.B9:.E12]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Loi conjointe sur (X,Y)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15" calcext:value-type="float">
            <text:p>0.15</text:p>
          </table:table-cell>
          <table:table-cell table:style-name="ce2" table:formula="of:=SUM([.B19:.E19])" office:value-type="float" office:value="0.5" calcext:value-type="float">
            <text:p>0.5</text:p>
          </table:table-cell>
          <table:table-cell table:number-columns-repeated="2"/>
          <table:table-cell table:formula="of:=-[.F19]*(LOG([.F19])/LOG(2))" office:value-type="float" office:value="0.5" calcext:value-type="float">
            <text:p>0.5</text:p>
          </table:table-cell>
          <table:table-cell/>
          <table:table-cell table:formula="of:=-[.B23]*(LOG([.B23])/LOG(2))" office:value-type="float" office:value="0.332192809488736" calcext:value-type="float">
            <text:p>0.332192809488736</text:p>
          </table:table-cell>
          <table:table-cell/>
          <table:table-cell table:formula="of:=-([.B19]*LOG([.B19])+[.C19]*LOG([.C19])+[.D19]*LOG([.D19])+[.E19]*LOG([.E19]))/LOG(2)" office:value-type="float" office:value="1.40131503727381" calcext:value-type="float">
            <text:p>1.4013150372738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20:.E20])" office:value-type="float" office:value="0.1" calcext:value-type="float">
            <text:p>0.1</text:p>
          </table:table-cell>
          <table:table-cell table:number-columns-repeated="2"/>
          <table:table-cell table:formula="of:=-[.F20]*(LOG([.F20])/LOG(2))" office:value-type="float" office:value="0.332192809488736" calcext:value-type="float">
            <text:p>0.332192809488736</text:p>
          </table:table-cell>
          <table:table-cell/>
          <table:table-cell table:formula="of:=-[.C23]*(LOG([.C23])/LOG(2))" office:value-type="float" office:value="0.528771237954945" calcext:value-type="float">
            <text:p>0.528771237954945</text:p>
          </table:table-cell>
          <table:table-cell/>
          <table:table-cell table:formula="of:=-([.B20]*LOG([.B20])+[.C20]*LOG([.C20])+[.D20]*LOG([.D20])+[.E20]*LOG([.E20]))/LOG(2)" office:value-type="float" office:value="0.529287868934203" calcext:value-type="float">
            <text:p>0.5292878689342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21:.E21])" office:value-type="float" office:value="0.2" calcext:value-type="float">
            <text:p>0.2</text:p>
          </table:table-cell>
          <table:table-cell table:number-columns-repeated="2"/>
          <table:table-cell table:formula="of:=-[.F21]*(LOG([.F21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X)</text:p>
          </table:table-cell>
          <table:table-cell table:formula="of:=-[.D23]*(LOG([.D23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Y)</text:p>
          </table:table-cell>
          <table:table-cell table:formula="of:=-([.B21]*LOG([.B21])+[.C21]*LOG([.C21])+[.D21]*LOG([.D21])+[.E21]*LOG([.E21]))/LOG(2)" office:value-type="float" office:value="0.808380237781868" calcext:value-type="float">
            <text:p>0.808380237781868</text:p>
          </table:table-cell>
          <table:table-cell office:value-type="string" calcext:value-type="string">
            <text:p>H(X, Y)</text:p>
          </table:table-cell>
          <table:table-cell office:value-type="string" calcext:value-type="string">
            <text:p>I(X;Y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22:.E22])" office:value-type="float" office:value="0.2" calcext:value-type="float">
            <text:p>0.2</text:p>
          </table:table-cell>
          <table:table-cell table:number-columns-repeated="2"/>
          <table:table-cell table:formula="of:=-[.F22]*(LOG([.F22])/LOG(2))" office:value-type="float" office:value="0.464385618977473" calcext:value-type="float">
            <text:p>0.464385618977473</text:p>
          </table:table-cell>
          <table:table-cell table:style-name="ce7" table:formula="of:=SUM([.I19:.I22])" office:value-type="float" office:value="1.76096404744368" calcext:value-type="float">
            <text:p>1.76096404744368</text:p>
          </table:table-cell>
          <table:table-cell table:formula="of:=-[.E23]*(LOG([.E23])/LOG(2))" office:value-type="float" office:value="0.521089678249862" calcext:value-type="float">
            <text:p>0.521089678249862</text:p>
          </table:table-cell>
          <table:table-cell table:style-name="ce7" table:formula="of:=SUM([.K19:.K22])" office:value-type="float" office:value="1.84643934467102" calcext:value-type="float">
            <text:p>1.84643934467102</text:p>
          </table:table-cell>
          <table:table-cell table:formula="of:=-([.B22]*LOG([.B22])+[.C22]*LOG([.C22])+[.D22]*LOG([.D22])+[.E22]*LOG([.E22]))/LOG(2)" office:value-type="float" office:value="0.833673487911676" calcext:value-type="float">
            <text:p>0.833673487911676</text:p>
          </table:table-cell>
          <table:table-cell table:style-name="ce7" table:formula="of:=SUM([.M19:.M22])" office:value-type="float" office:value="3.57265663190156" calcext:value-type="float">
            <text:p>3.57265663190156</text:p>
          </table:table-cell>
          <table:table-cell table:style-name="ce7" table:formula="of:=[.J22]+[.L22]-[.N22]" office:value-type="float" office:value="0.0347467602131415" calcext:value-type="float">
            <text:p>0.034746760213142</text:p>
          </table:table-cell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table:formula="of:=SUM([.B19:.B22])" office:value-type="float" office:value="0.1" calcext:value-type="float">
            <text:p>0.1</text:p>
          </table:table-cell>
          <table:table-cell table:style-name="ce1" table:formula="of:=SUM([.C19:.C22])" office:value-type="float" office:value="0.4" calcext:value-type="float">
            <text:p>0.4</text:p>
          </table:table-cell>
          <table:table-cell table:style-name="ce1" table:formula="of:=SUM([.D19:.D22])" office:value-type="float" office:value="0.2" calcext:value-type="float">
            <text:p>0.2</text:p>
          </table:table-cell>
          <table:table-cell table:style-name="ce1" table:formula="of:=SUM([.E19:.E22])" office:value-type="float" office:value="0.3" calcext:value-type="float">
            <text:p>0.3</text:p>
          </table:table-cell>
          <table:table-cell/>
          <table:table-cell table:formula="of:=SUM([.B23:.E2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UM([.F19:.F22])" office:value-type="float" office:value="1" calcext:value-type="float">
            <text:p>1</text:p>
          </table:table-cell>
          <table:table-cell table:formula="of:=SUM([.B19:.E22]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SUM([.B28:.E28])" office:value-type="float" office:value="0.5" calcext:value-type="float">
            <text:p>0.5</text:p>
          </table:table-cell>
          <table:table-cell table:number-columns-repeated="2"/>
          <table:table-cell table:formula="of:=-[.F28]*(LOG([.F28])/LOG(2))" office:value-type="float" office:value="0.5" calcext:value-type="float">
            <text:p>0.5</text:p>
          </table:table-cell>
          <table:table-cell/>
          <table:table-cell table:formula="of:=-[.B32]*(LOG([.B32])/LOG(2))" office:value-type="float" office:value="0.312653806949917" calcext:value-type="float">
            <text:p>0.312653806949917</text:p>
          </table:table-cell>
          <table:table-cell/>
          <table:table-cell table:formula="of:=-([.B28]*LOG([.B28])+[.C28]*LOG([.C28])+[.D28]*LOG([.D28]))/LOG(2)" office:value-type="float" office:value="1.15857738866014" calcext:value-type="float">
            <text:p>1.158577388660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29:.E29])" office:value-type="float" office:value="0.1" calcext:value-type="float">
            <text:p>0.1</text:p>
          </table:table-cell>
          <table:table-cell table:number-columns-repeated="2"/>
          <table:table-cell table:formula="of:=-[.F29]*(LOG([.F29])/LOG(2))" office:value-type="float" office:value="0.332192809488736" calcext:value-type="float">
            <text:p>0.332192809488736</text:p>
          </table:table-cell>
          <table:table-cell/>
          <table:table-cell table:formula="of:=-[.C32]*(LOG([.C32])/LOG(2))" office:value-type="float" office:value="0.527384715914223" calcext:value-type="float">
            <text:p>0.527384715914223</text:p>
          </table:table-cell>
          <table:table-cell/>
          <table:table-cell table:formula="of:=-([.B29]*LOG([.B29])+[.C29]*LOG([.C29])+[.D29]*LOG([.D29])+[.E29]*LOG([.E29]))/LOG(2)" office:value-type="float" office:value="0.529287868934203" calcext:value-type="float">
            <text:p>0.5292878689342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SUM([.B30:.E30])" office:value-type="float" office:value="0.2" calcext:value-type="float">
            <text:p>0.2</text:p>
          </table:table-cell>
          <table:table-cell table:number-columns-repeated="2"/>
          <table:table-cell table:formula="of:=-[.F30]*(LOG([.F30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X)</text:p>
          </table:table-cell>
          <table:table-cell table:formula="of:=-[.D32]*(LOG([.D32])/LOG(2))" office:value-type="float" office:value="0.530729044933937" calcext:value-type="float">
            <text:p>0.530729044933937</text:p>
          </table:table-cell>
          <table:table-cell office:value-type="string" calcext:value-type="string">
            <text:p>H(Y)</text:p>
          </table:table-cell>
          <table:table-cell table:formula="of:=-([.C30]*LOG([.C30])+[.D30]*LOG([.D30])+[.E30]*LOG([.E30]))/LOG(2)" office:value-type="float" office:value="0.761480678422939" calcext:value-type="float">
            <text:p>0.761480678422939</text:p>
          </table:table-cell>
          <table:table-cell office:value-type="string" calcext:value-type="string">
            <text:p>H(X, Y)</text:p>
          </table:table-cell>
          <table:table-cell office:value-type="string" calcext:value-type="string">
            <text:p>I(X;Y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31:.E31])" office:value-type="float" office:value="0.2" calcext:value-type="float">
            <text:p>0.2</text:p>
          </table:table-cell>
          <table:table-cell table:number-columns-repeated="2"/>
          <table:table-cell table:formula="of:=-[.F31]*(LOG([.F31])/LOG(2))" office:value-type="float" office:value="0.464385618977473" calcext:value-type="float">
            <text:p>0.464385618977473</text:p>
          </table:table-cell>
          <table:table-cell table:style-name="ce7" table:formula="of:=SUM([.I28:.I31])" office:value-type="float" office:value="1.76096404744368" calcext:value-type="float">
            <text:p>1.76096404744368</text:p>
          </table:table-cell>
          <table:table-cell table:formula="of:=-[.E32]*(LOG([.E32])/LOG(2))" office:value-type="float" office:value="0.382644141312372" calcext:value-type="float">
            <text:p>0.382644141312372</text:p>
          </table:table-cell>
          <table:table-cell table:style-name="ce7" table:formula="of:=SUM([.K28:.K31])" office:value-type="float" office:value="1.75341170911045" calcext:value-type="float">
            <text:p>1.75341170911045</text:p>
          </table:table-cell>
          <table:table-cell table:formula="of:=-([.B31]*LOG([.B31])+[.C31]*LOG([.C31])+[.D31]*LOG([.D31])+[.E31]*LOG([.E31]))/LOG(2)" office:value-type="float" office:value="0.833673487911676" calcext:value-type="float">
            <text:p>0.833673487911676</text:p>
          </table:table-cell>
          <table:table-cell table:style-name="ce7" table:formula="of:=SUM([.M28:.M31])" office:value-type="float" office:value="3.28301942392896" calcext:value-type="float">
            <text:p>3.28301942392896</text:p>
          </table:table-cell>
          <table:table-cell table:style-name="ce7" table:formula="of:=[.J31]+[.L31]-[.N31]" office:value-type="float" office:value="0.231356332625171" calcext:value-type="float">
            <text:p>0.231356332625171</text:p>
          </table:table-cell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table:formula="of:=SUM([.B28:.B31])" office:value-type="float" office:value="0.09" calcext:value-type="float">
            <text:p>0.09</text:p>
          </table:table-cell>
          <table:table-cell table:style-name="ce1" table:formula="of:=SUM([.C28:.C31])" office:value-type="float" office:value="0.41" calcext:value-type="float">
            <text:p>0.41</text:p>
          </table:table-cell>
          <table:table-cell table:style-name="ce1" table:formula="of:=SUM([.D28:.D31])" office:value-type="float" office:value="0.37" calcext:value-type="float">
            <text:p>0.37</text:p>
          </table:table-cell>
          <table:table-cell table:style-name="ce1" table:formula="of:=SUM([.E28:.E31])" office:value-type="float" office:value="0.13" calcext:value-type="float">
            <text:p>0.13</text:p>
          </table:table-cell>
          <table:table-cell/>
          <table:table-cell table:formula="of:=SUM([.B32:.E32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UM([.F28:.F31])" office:value-type="float" office:value="1" calcext:value-type="float">
            <text:p>1</text:p>
          </table:table-cell>
          <table:table-cell table:formula="of:=SUM([.B28:.E31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oi conjointe sur (X,Y)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41]*[.F37]" office:value-type="float" office:value="0.045" calcext:value-type="float">
            <text:p>0.045</text:p>
          </table:table-cell>
          <table:table-cell table:style-name="ce3" table:formula="of:=[.C41]*[.F37]" office:value-type="float" office:value="0.205" calcext:value-type="float">
            <text:p>0.205</text:p>
          </table:table-cell>
          <table:table-cell table:style-name="ce3" table:formula="of:=[.D41]*[.F37]" office:value-type="float" office:value="0.185" calcext:value-type="float">
            <text:p>0.185</text:p>
          </table:table-cell>
          <table:table-cell table:style-name="ce3" table:formula="of:=[.E41]*[.F37]" office:value-type="float" office:value="0.065" calcext:value-type="float">
            <text:p>0.06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/>
          <table:table-cell table:formula="of:=-[.F37]*(LOG([.F37])/LOG(2))" office:value-type="float" office:value="0.5" calcext:value-type="float">
            <text:p>0.5</text:p>
          </table:table-cell>
          <table:table-cell/>
          <table:table-cell table:formula="of:=-[.B41]*(LOG([.B41])/LOG(2))" office:value-type="float" office:value="0.312653806949917" calcext:value-type="float">
            <text:p>0.312653806949917</text:p>
          </table:table-cell>
          <table:table-cell/>
          <table:table-cell table:formula="of:=-([.B37]*LOG([.B37])+[.C37]*LOG([.C37])+[.D37]*LOG([.D37])+[.E37]*LOG([.E37]))/LOG(2)" office:value-type="float" office:value="1.37670585455522" calcext:value-type="float">
            <text:p>1.376705854555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B41]*[.F38]" office:value-type="float" office:value="0.009" calcext:value-type="float">
            <text:p>0.009</text:p>
          </table:table-cell>
          <table:table-cell table:style-name="ce3" table:formula="of:=[.C41]*[.F38]" office:value-type="float" office:value="0.041" calcext:value-type="float">
            <text:p>0.041</text:p>
          </table:table-cell>
          <table:table-cell table:style-name="ce3" table:formula="of:=[.D41]*[.F38]" office:value-type="float" office:value="0.037" calcext:value-type="float">
            <text:p>0.037</text:p>
          </table:table-cell>
          <table:table-cell table:style-name="ce3" table:formula="of:=[.E41]*[.F38]" office:value-type="float" office:value="0.013" calcext:value-type="float">
            <text:p>0.013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/>
          <table:table-cell table:formula="of:=-[.F38]*(LOG([.F38])/LOG(2))" office:value-type="float" office:value="0.332192809488736" calcext:value-type="float">
            <text:p>0.332192809488736</text:p>
          </table:table-cell>
          <table:table-cell/>
          <table:table-cell table:formula="of:=-[.C41]*(LOG([.C41])/LOG(2))" office:value-type="float" office:value="0.527384715914223" calcext:value-type="float">
            <text:p>0.527384715914223</text:p>
          </table:table-cell>
          <table:table-cell/>
          <table:table-cell table:formula="of:=-([.B38]*LOG([.B38])+[.C38]*LOG([.C38])+[.D38]*LOG([.D38])+[.E38]*LOG([.E38]))/LOG(2)" office:value-type="float" office:value="0.507533980399781" calcext:value-type="float">
            <text:p>0.50753398039978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B41]*[.F39]" office:value-type="float" office:value="0.018" calcext:value-type="float">
            <text:p>0.018</text:p>
          </table:table-cell>
          <table:table-cell table:style-name="ce3" table:formula="of:=[.C41]*[.F39]" office:value-type="float" office:value="0.082" calcext:value-type="float">
            <text:p>0.082</text:p>
          </table:table-cell>
          <table:table-cell table:style-name="ce3" table:formula="of:=[.D41]*[.F39]" office:value-type="float" office:value="0.074" calcext:value-type="float">
            <text:p>0.074</text:p>
          </table:table-cell>
          <table:table-cell table:style-name="ce3" table:formula="of:=[.E41]*[.F39]" office:value-type="float" office:value="0.026" calcext:value-type="float">
            <text:p>0.026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/>
          <table:table-cell table:formula="of:=-[.F39]*(LOG([.F39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X)</text:p>
          </table:table-cell>
          <table:table-cell table:formula="of:=-[.D41]*(LOG([.D41])/LOG(2))" office:value-type="float" office:value="0.530729044933937" calcext:value-type="float">
            <text:p>0.530729044933937</text:p>
          </table:table-cell>
          <table:table-cell office:value-type="string" calcext:value-type="string">
            <text:p>H(Y)</text:p>
          </table:table-cell>
          <table:table-cell table:formula="of:=-([.B39]*LOG([.B39])+[.C39]*LOG([.C39])+[.D39]*LOG([.D39])+[.E39]*LOG([.E39]))/LOG(2)" office:value-type="float" office:value="0.815067960799562" calcext:value-type="float">
            <text:p>0.815067960799562</text:p>
          </table:table-cell>
          <table:table-cell office:value-type="string" calcext:value-type="string">
            <text:p>H(X, Y)</text:p>
          </table:table-cell>
          <table:table-cell office:value-type="string" calcext:value-type="string">
            <text:p>I(X;Y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[.B41]*[.F40]" office:value-type="float" office:value="0.018" calcext:value-type="float">
            <text:p>0.018</text:p>
          </table:table-cell>
          <table:table-cell table:style-name="ce3" table:formula="of:=[.C41]*[.F40]" office:value-type="float" office:value="0.082" calcext:value-type="float">
            <text:p>0.082</text:p>
          </table:table-cell>
          <table:table-cell table:style-name="ce3" table:formula="of:=[.D41]*[.F40]" office:value-type="float" office:value="0.074" calcext:value-type="float">
            <text:p>0.074</text:p>
          </table:table-cell>
          <table:table-cell table:style-name="ce3" table:formula="of:=[.E41]*[.F40]" office:value-type="float" office:value="0.026" calcext:value-type="float">
            <text:p>0.026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/>
          <table:table-cell table:formula="of:=-[.F40]*(LOG([.F40])/LOG(2))" office:value-type="float" office:value="0.464385618977473" calcext:value-type="float">
            <text:p>0.464385618977473</text:p>
          </table:table-cell>
          <table:table-cell table:style-name="ce7" table:formula="of:=SUM([.I37:.I40])" office:value-type="float" office:value="1.76096404744368" calcext:value-type="float">
            <text:p>1.76096404744368</text:p>
          </table:table-cell>
          <table:table-cell table:formula="of:=-[.E41]*(LOG([.E41])/LOG(2))" office:value-type="float" office:value="0.382644141312372" calcext:value-type="float">
            <text:p>0.382644141312372</text:p>
          </table:table-cell>
          <table:table-cell table:style-name="ce7" table:formula="of:=SUM([.K37:.K40])" office:value-type="float" office:value="1.75341170911045" calcext:value-type="float">
            <text:p>1.75341170911045</text:p>
          </table:table-cell>
          <table:table-cell table:formula="of:=-([.B40]*LOG([.B40])+[.C40]*LOG([.C40])+[.D40]*LOG([.D40])+[.E40]*LOG([.E40]))/LOG(2)" office:value-type="float" office:value="0.815067960799562" calcext:value-type="float">
            <text:p>0.815067960799562</text:p>
          </table:table-cell>
          <table:table-cell table:style-name="ce7" table:formula="of:=SUM([.M37:.M40])" office:value-type="float" office:value="3.51437575655413" calcext:value-type="float">
            <text:p>3.51437575655413</text:p>
          </table:table-cell>
          <table:table-cell table:style-name="ce7" table:formula="of:=[.J40]+[.L40]-[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/>
          <table:table-cell table:formula="of:=SUM([.B41:.E41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UM([.F37:.F40])" office:value-type="float" office:value="1" calcext:value-type="float">
            <text:p>1</text:p>
          </table:table-cell>
          <table:table-cell table:formula="of:=SUM([.B37:.E40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table:formula="of:=SUM([.B45:.D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2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083" calcext:value-type="float">
            <text:p>0.083</text:p>
          </table:table-cell>
          <table:table-cell table:style-name="ce2" table:formula="of:=SUM([.B46:.D46])" office:value-type="float" office:value="0.723" calcext:value-type="float">
            <text:p>0.7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3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.217" calcext:value-type="float">
            <text:p>0.217</text:p>
          </table:table-cell>
          <table:table-cell table:style-name="ce2" table:formula="of:=SUM([.B47:.D47])" office:value-type="float" office:value="0.277" calcext:value-type="float">
            <text:p>0.277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SUM([.B45:.B47])" office:value-type="float" office:value="0.1" calcext:value-type="float">
            <text:p>0.1</text:p>
          </table:table-cell>
          <table:table-cell table:style-name="ce1" table:formula="of:=SUM([.C45:.C47])" office:value-type="float" office:value="0.6" calcext:value-type="float">
            <text:p>0.6</text:p>
          </table:table-cell>
          <table:table-cell table:style-name="ce1" table:formula="of:=SUM([.D45:.D47])" office:value-type="float" office:value="0.3" calcext:value-type="float">
            <text:p>0.3</text:p>
          </table:table-cell>
          <table:table-cell/>
          <table:table-cell table:formula="of:=SUM([.B48:.D48])" office:value-type="float" office:value="1" calcext:value-type="float">
            <text:p>1</text:p>
          </table:table-cell>
          <table:table-cell/>
          <table:table-cell table:formula="of:=-([.E46]*LOG([.E46])+[.E47]*LOG([.E47]))/LOG(2)" office:value-type="float" office:value="0.851330826550804" calcext:value-type="float">
            <text:p>0.851330826550804</text:p>
          </table:table-cell>
          <table:table-cell table:formula="of:=-([.B48]*LOG([.B48])+[.C48]*LOG([.C48])+[.D48]*LOG([.D48]))/LOG(2)" office:value-type="float" office:value="1.29546184423832" calcext:value-type="float">
            <text:p>1.29546184423832</text:p>
          </table:table-cell>
          <table:table-cell table:formula="of:=-([.B46]*LOG([.B46])+[.C46]*LOG([.C46])+[.D46]*LOG([.D46])+[.B47]*LOG([.B47])+[.C47]*LOG([.C47])+[.D47]*LOG([.D47]))/LOG(2)" office:value-type="float" office:value="1.81650249261972" calcext:value-type="float">
            <text:p>1.81650249261972</text:p>
          </table:table-cell>
          <table:table-cell table:formula="of:=[.H48]+[.I48]-[.J48]" office:value-type="float" office:value="0.330290178169404" calcext:value-type="float">
            <text:p>0.33029017816940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45:.E47])" office:value-type="float" office:value="1" calcext:value-type="float">
            <text:p>1</text:p>
          </table:table-cell>
          <table:table-cell table:formula="of:=SUM([.B45:.D47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/>
          <table:table-cell table:style-name="ce9" table:number-columns-repeated="4"/>
          <table:table-cell table:number-columns-repeated="10"/>
        </table:table-row>
        <table:table-row table:style-name="ro1">
          <table:table-cell/>
          <table:table-cell table:style-name="ce9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3:22:10.183021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14:18:35.887848858</meta:creation-date>
    <dc:date>2021-04-08T13:23:27.968965214</dc:date>
    <meta:editing-duration>PT5H56M6S</meta:editing-duration>
    <meta:editing-cycles>20</meta:editing-cycles>
    <meta:generator>LibreOffice/7.0.3.1$Linux_X86_64 LibreOffice_project/00$Build-1</meta:generator>
    <meta:document-statistic meta:table-count="1" meta:cell-count="283" meta:object-count="0"/>
  </office:meta>
</office:document-meta>
</file>